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  <style:style style:name="P2" style:family="paragraph" style:parent-style-name="Sans_20_interligne">
      <style:text-properties officeooo:rsid="00168c26" officeooo:paragraph-rsid="00168c26"/>
    </style:style>
    <style:style style:name="P3" style:family="paragraph" style:parent-style-name="Sans_20_interligne">
      <style:text-properties officeooo:paragraph-rsid="0016df7e"/>
    </style:style>
    <style:style style:name="P4" style:family="paragraph" style:parent-style-name="Sans_20_interligne">
      <style:text-properties officeooo:paragraph-rsid="0016d2e0"/>
    </style:style>
    <style:style style:name="P5" style:family="paragraph" style:parent-style-name="Sans_20_interligne">
      <style:text-properties officeooo:paragraph-rsid="0023c3e2"/>
    </style:style>
    <style:style style:name="P6" style:family="paragraph" style:parent-style-name="Sans_20_interligne">
      <style:text-properties officeooo:paragraph-rsid="0024e8d4"/>
    </style:style>
    <style:style style:name="P7" style:family="paragraph" style:parent-style-name="Sans_20_interligne">
      <style:text-properties officeooo:paragraph-rsid="00253450"/>
    </style:style>
    <style:style style:name="P8" style:family="paragraph" style:parent-style-name="Sans_20_interligne">
      <style:text-properties officeooo:paragraph-rsid="00260e9e"/>
    </style:style>
    <style:style style:name="T1" style:family="text">
      <style:text-properties officeooo:rsid="00168c26"/>
    </style:style>
    <style:style style:name="T2" style:family="text">
      <style:text-properties officeooo:rsid="0016d2e0"/>
    </style:style>
    <style:style style:name="T3" style:family="text">
      <style:text-properties officeooo:rsid="0017ca7f"/>
    </style:style>
    <style:style style:name="T4" style:family="text">
      <style:text-properties officeooo:rsid="00185f28"/>
    </style:style>
    <style:style style:name="T5" style:family="text">
      <style:text-properties officeooo:rsid="00191c9d"/>
    </style:style>
    <style:style style:name="T6" style:family="text">
      <style:text-properties officeooo:rsid="001a2a4f"/>
    </style:style>
    <style:style style:name="T7" style:family="text">
      <style:text-properties officeooo:rsid="001bc720"/>
    </style:style>
    <style:style style:name="T8" style:family="text">
      <style:text-properties officeooo:rsid="001ce4a7"/>
    </style:style>
    <style:style style:name="T9" style:family="text">
      <style:text-properties officeooo:rsid="00238ad2"/>
    </style:style>
    <style:style style:name="T10" style:family="text">
      <style:text-properties officeooo:rsid="00249fe2"/>
    </style:style>
    <style:style style:name="T11" style:family="text">
      <style:text-properties officeooo:rsid="0024e8d4"/>
    </style:style>
    <style:style style:name="T12" style:family="text">
      <style:text-properties officeooo:rsid="00253450"/>
    </style:style>
    <style:style style:name="T13" style:family="text">
      <style:text-properties officeooo:rsid="00260e9e"/>
    </style:style>
    <style:style style:name="T14" style:family="text">
      <style:text-properties officeooo:rsid="002759fd"/>
    </style:style>
    <style:style style:name="T15" style:family="text">
      <style:text-properties officeooo:rsid="0028455a"/>
    </style:style>
    <style:style style:name="T16" style:family="text">
      <style:text-properties officeooo:rsid="00290c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xercice 1</text:h>
      <text:p text:style-name="Sans_20_interligne">a/ la probabilité est de 1 / 2^32</text:p>
      <text:p text:style-name="Sans_20_interligne">b/ 2^8 trames possibles</text:p>
      <text:p text:style-name="Sans_20_interligne">c/ <text:s/>taille du paquet : <text:s/>100 octets </text:p>
      <text:p text:style-name="Sans_20_interligne">encapsulés dans le paquet : 86 octets</text:p>
      <text:p text:style-name="Sans_20_interligne">taille de la trame = 108 octets</text:p>
      <text:p text:style-name="Sans_20_interligne">débits utiles : 86 / 108 = 79,6%</text:p>
      <text:p text:style-name="Sans_20_interligne">d/ réduit le débit utile</text:p>
      <text:p text:style-name="Sans_20_interligne">e/ N° séquence pour le reconnaître chaque segment, N° de port pour savoir à quelle application envoyer le paquet.</text:p>
      <text:p text:style-name="Sans_20_interligne">f/ 1000 * ((14 + 4) * 13) = 1338</text:p>
      <text:p text:style-name="Sans_20_interligne">1000 / 1338 = 74,6%</text:p>
      <text:h text:style-name="Heading_20_1" text:outline-level="1">Exercice 2</text:h>
      <text:p text:style-name="Sans_20_interligne">a/ tprop = d / v s</text:p>
      <text:p text:style-name="Sans_20_interligne">b/ ttrans = L / R s</text:p>
      <text:p text:style-name="P5">c / ttotal = tprop + ttrans<text:span text:style-name="T9"> </text:span></text:p>
      <text:p text:style-name="P5"><text:span text:style-name="T9">(http://asso.arcadie.free.fr/fab/notion%20de%20r%E9seaux/Quelques%20d%E9finitions.pdf)</text:span></text:p>
      <text:p text:style-name="Sans_20_interligne">d/<text:span text:style-name="T11"> À l'instant t = ttrans, le dernier bit vient de quitter la source.</text:span></text:p>
      <text:p text:style-name="P6">e/<text:span text:style-name="T11"> le premier bit est en cours de transmission</text:span></text:p>
      <text:p text:style-name="P7"><text:span text:style-name="T11">f/ le premier bit est déjà acheminé.</text:span></text:p>
      <text:p text:style-name="P8"><text:span text:style-name="T12">g/ tprop = ttrans &lt;=&gt; d/v = L/R &lt;=&gt; d = L*v/R &lt;=&gt; d = 100*2.5*10^8/28*10^3=</text:span><text:span text:style-name="T14"> 892857</text:span><text:span text:style-name="T13"> m</text:span> <text:span text:style-name="T14">= 893 km</text:span></text:p>
      <text:h text:style-name="Heading_20_1" text:outline-level="1">Exercice 3</text:h>
      <text:p text:style-name="Sans_20_interligne">Temps de conversion d’un bit : 1 / 64000 s</text:p>
      <text:p text:style-name="Sans_20_interligne">Nombre de bit transmissible en même temps le long de la liaison : 1000000 * 0.002 = 2000 bits</text:p>
      <text:p text:style-name="Sans_20_interligne">Conversion de 48 octets en format analogique : (48 * 8) / 64000 = 87 / 16000 s</text:p>
      <text:p text:style-name="Sans_20_interligne">Temps d’envoie le long de la liaison : 2 ms = 0.002 s</text:p>
      <text:p text:style-name="Sans_20_interligne">Ttotal = 1 / 64000 + 0 .002 + 87 / 16000 = 0.0075 s</text:p>
      <text:h text:style-name="Heading_20_1" text:outline-level="1">Exercice 4</text:h>
      <text:p text:style-name="Sans_20_interligne">1/a/ Vrai</text:p>
      <text:p text:style-name="Sans_20_interligne">b/ <text:span text:style-name="T15">Faux</text:span></text:p>
      <text:p text:style-name="Sans_20_interligne">c/ Faux</text:p>
      <text:p text:style-name="Sans_20_interligne">d/ Vrai</text:p>
      <text:p text:style-name="Sans_20_interligne">e/ Vrai</text:p>
      <text:p text:style-name="Sans_20_interligne">f/ Faux (11 RTT)</text:p>
      <text:p text:style-name="P3">2/a/ </text:p>
      <text:p text:style-name="P3"><text:span text:style-name="T1">Temps minimal = 2 RTT + O/R est garantie uniquement si le premier ACK arrive dans la 1ere fenêtre d'envoi des W segments : temps d'inactivité du serveur = 0 s</text:span></text:p>
      <text:p text:style-name="P2">on a donc W * S / R &gt;= RTT + S / R </text:p>
      <text:p text:style-name="P2">&lt;=&gt; W &gt;= (RTT + S/R) * R/S </text:p>
      <text:p text:style-name="P2">&lt;=&gt; W &gt;= 1 + RTT*R/S</text:p>
      <text:p text:style-name="P2">si R = 28 kbits/s et RTT = 100ms =&gt; W = 2 et temps de réponse minimal = <text:span text:style-name="T7">28.77</text:span><text:span text:style-name="T6"> </text:span>s</text:p>
      <text:p text:style-name="P4"><text:span text:style-name="T2">si R = 1 mbits/s </text:span><text:span text:style-name="T10"><text:tab/></text:span><text:span text:style-name="T2">et RTT = 100ms =&gt; W = 24 et temps de réponse minimal = </text:span><text:span text:style-name="T4"><text:s/>1</text:span><text:span text:style-name="T8"> </text:span><text:span text:style-name="T4">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Sans_20_interligne" style:display-name="Sans interligne" style:family="paragraph">
      <style:paragraph-properties fo:margin-top="0cm" fo:margin-bottom="0cm" loext:contextual-spacing="false" fo:line-height="100%" fo:hyphenation-ladder-count="no-limit"/>
      <style:text-properties fo:hyphenate="false" loext:hyphenation-no-caps="false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dc:description/>
    <dc:subject/>
    <meta:initial-creator>mathieu chan</meta:initial-creator>
    <meta:creation-date>2020-11-29T15:43:00Z</meta:creation-date>
    <dc:date>2020-11-29T22:03:37.911395942</dc:date>
    <meta:editing-cycles>26</meta:editing-cycles>
    <meta:editing-duration>PT4H37M13S</meta:editing-duration>
    <meta:document-statistic meta:table-count="0" meta:image-count="0" meta:object-count="0" meta:page-count="1" meta:paragraph-count="40" meta:word-count="352" meta:character-count="1585" meta:non-whitespace-character-count="1264"/>
    <meta:template xlink:type="simple" xlink:actuate="onRequest" xlink:title="" xlink:href="Normal"/>
  </office:meta>
</office:document-meta>
</file>